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143"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fo:font-weight="normal" officeooo:rsid="0bb454e8" style:font-style-asian="italic" style:font-weight-asian="normal" style:font-style-complex="italic" style:font-weight-complex="normal"/>
    </style:style>
    <style:style style:name="T24" style:family="text">
      <style:text-properties style:font-name="Liberation Serif1" officeooo:rsid="0b416488"/>
    </style:style>
    <style:style style:name="T25" style:family="text">
      <style:text-properties fo:font-weight="bold" style:font-weight-asian="bold" style:font-weight-complex="bold"/>
    </style:style>
    <style:style style:name="T26" style:family="text">
      <style:text-properties fo:font-weight="normal" officeooo:rsid="0bb454e8" style:font-weight-asian="normal" style:font-weight-complex="normal"/>
    </style:style>
    <style:style style:name="T27" style:family="text">
      <style:text-properties fo:font-weight="normal" officeooo:rsid="0bb6276f" style:font-weight-asian="normal" style:font-weight-complex="normal"/>
    </style:style>
    <style:style style:name="T28" style:family="text">
      <style:text-properties fo:font-weight="normal" officeooo:rsid="0bb66d8d" style:font-weight-asian="normal" style:font-weight-complex="normal"/>
    </style:style>
    <style:style style:name="T29" style:family="text">
      <style:text-properties fo:font-weight="normal" officeooo:rsid="0bb77ad3" style:font-weight-asian="normal" style:font-weight-complex="normal"/>
    </style:style>
    <style:style style:name="T30" style:family="text">
      <style:text-properties fo:font-weight="normal" officeooo:rsid="0bb79dd3" style:font-weight-asian="normal" style:font-weight-complex="normal"/>
    </style:style>
    <style:style style:name="T31" style:family="text">
      <style:text-properties fo:font-weight="normal" officeooo:rsid="0bb886a0" style:font-weight-asian="normal" style:font-weight-complex="normal"/>
    </style:style>
    <style:style style:name="T32" style:family="text">
      <style:text-properties fo:font-weight="normal" officeooo:rsid="0bb955a1" style:font-weight-asian="normal" style:font-weight-complex="normal"/>
    </style:style>
    <style:style style:name="T33" style:family="text">
      <style:text-properties officeooo:rsid="0b416488"/>
    </style:style>
    <style:style style:name="T34" style:family="text">
      <style:text-properties officeooo:rsid="0b43ee74"/>
    </style:style>
    <style:style style:name="T35" style:family="text">
      <style:text-properties officeooo:rsid="0b4c623e"/>
    </style:style>
    <style:style style:name="T36" style:family="text">
      <style:text-properties officeooo:rsid="0b50f69b"/>
    </style:style>
    <style:style style:name="T37" style:family="text">
      <style:text-properties officeooo:rsid="0b5bfb25"/>
    </style:style>
    <style:style style:name="T38" style:family="text">
      <style:text-properties officeooo:rsid="0b6a36a1"/>
    </style:style>
    <style:style style:name="T39" style:family="text">
      <style:text-properties officeooo:rsid="0b741a29"/>
    </style:style>
    <style:style style:name="T40" style:family="text">
      <style:text-properties officeooo:rsid="0b7fb017"/>
    </style:style>
    <style:style style:name="T41" style:family="text">
      <style:text-properties officeooo:rsid="0b8fcca6"/>
    </style:style>
    <style:style style:name="T42" style:family="text">
      <style:text-properties officeooo:rsid="0b91ad67"/>
    </style:style>
    <style:style style:name="T43" style:family="text">
      <style:text-properties officeooo:rsid="0b920c29"/>
    </style:style>
    <style:style style:name="T44" style:family="text">
      <style:text-properties officeooo:rsid="0b93cdbd"/>
    </style:style>
    <style:style style:name="T45" style:family="text">
      <style:text-properties officeooo:rsid="0b93de94"/>
    </style:style>
    <style:style style:name="T46" style:family="text">
      <style:text-properties officeooo:rsid="0b957575"/>
    </style:style>
    <style:style style:name="T47" style:family="text">
      <style:text-properties officeooo:rsid="0b97487e"/>
    </style:style>
    <style:style style:name="T48" style:family="text">
      <style:text-properties officeooo:rsid="0b988955"/>
    </style:style>
    <style:style style:name="T49" style:family="text">
      <style:text-properties officeooo:rsid="0b9a7f32"/>
    </style:style>
    <style:style style:name="T50" style:family="text">
      <style:text-properties officeooo:rsid="0ba1ddbb"/>
    </style:style>
    <style:style style:name="T51" style:family="text">
      <style:text-properties officeooo:rsid="0ba20754"/>
    </style:style>
    <style:style style:name="T52" style:family="text">
      <style:text-properties officeooo:rsid="0bba6999"/>
    </style:style>
    <style:style style:name="T53" style:family="text">
      <style:text-properties officeooo:rsid="0bc3a1d8"/>
    </style:style>
    <style:style style:name="T54" style:family="text">
      <style:text-properties officeooo:rsid="0bd0aff5"/>
    </style:style>
    <style:style style:name="T55" style:family="text">
      <style:text-properties officeooo:rsid="0bda73fa"/>
    </style:style>
    <style:style style:name="T56" style:family="text">
      <style:text-properties officeooo:rsid="0bde2b34"/>
    </style:style>
    <style:style style:name="T57" style:family="text">
      <style:text-properties officeooo:rsid="0be2d245"/>
    </style:style>
    <style:style style:name="T58" style:family="text">
      <style:text-properties officeooo:rsid="0be717ca"/>
    </style:style>
    <style:style style:name="T59" style:family="text">
      <style:text-properties officeooo:rsid="0bfeb951"/>
    </style:style>
    <style:style style:name="T60" style:family="text">
      <style:text-properties officeooo:rsid="0c047729"/>
    </style:style>
    <style:style style:name="T61" style:family="text">
      <style:text-properties officeooo:rsid="0c06626b"/>
    </style:style>
    <style:style style:name="T62" style:family="text">
      <style:text-properties officeooo:rsid="0c07676f"/>
    </style:style>
    <style:style style:name="T63"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64"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65"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66"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67"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68" style:family="text">
      <style:text-properties officeooo:rsid="0c24874b"/>
    </style:style>
    <style:style style:name="T69" style:family="text">
      <style:text-properties officeooo:rsid="0c25ab7d"/>
    </style:style>
    <style:style style:name="T70" style:family="text">
      <style:text-properties officeooo:rsid="0c297bd0"/>
    </style:style>
    <style:style style:name="T71" style:family="text">
      <style:text-properties officeooo:rsid="0c2c09be"/>
    </style:style>
    <style:style style:name="T72" style:family="text">
      <style:text-properties officeooo:rsid="0c2cf1e4"/>
    </style:style>
    <style:style style:name="T73" style:family="text">
      <style:text-properties officeooo:rsid="0c2e37a9"/>
    </style:style>
    <style:style style:name="T74" style:family="text">
      <style:text-properties officeooo:rsid="0c3c7d42"/>
    </style:style>
    <style:style style:name="T75" style:family="text">
      <style:text-properties officeooo:rsid="0c425955"/>
    </style:style>
    <style:style style:name="T76" style:family="text">
      <style:text-properties officeooo:rsid="0c4b646a"/>
    </style:style>
    <style:style style:name="T77" style:family="text">
      <style:text-properties officeooo:rsid="0c5b9cc7"/>
    </style:style>
    <style:style style:name="T78" style:family="text">
      <style:text-properties officeooo:rsid="0c6118b9"/>
    </style:style>
    <style:style style:name="T79" style:family="text">
      <style:text-properties officeooo:rsid="0c62b543"/>
    </style:style>
    <style:style style:name="T80" style:family="text">
      <style:text-properties officeooo:rsid="0c644603"/>
    </style:style>
    <style:style style:name="T81" style:family="text">
      <style:text-properties officeooo:rsid="0c671f11"/>
    </style:style>
    <style:style style:name="T82" style:family="text">
      <style:text-properties officeooo:rsid="0c6c4585"/>
    </style:style>
    <style:style style:name="T83" style:family="text">
      <style:text-properties officeooo:rsid="0c6c849f"/>
    </style:style>
    <style:style style:name="T84" style:family="text">
      <style:text-properties officeooo:rsid="0c6ef73e"/>
    </style:style>
    <style:style style:name="T85" style:family="text">
      <style:text-properties officeooo:rsid="0c724416"/>
    </style:style>
    <style:style style:name="T86" style:family="text">
      <style:text-properties officeooo:rsid="0c79e5a8"/>
    </style:style>
    <style:style style:name="T87" style:family="text">
      <style:text-properties officeooo:rsid="0c7d62c6"/>
    </style:style>
    <style:style style:name="T88" style:family="text">
      <style:text-properties officeooo:rsid="0c7ecba9"/>
    </style:style>
    <style:style style:name="T89" style:family="text">
      <style:text-properties officeooo:rsid="0c7f26c8"/>
    </style:style>
    <style:style style:name="T90" style:family="text">
      <style:text-properties officeooo:rsid="0c86bd86"/>
    </style:style>
    <style:style style:name="T91" style:family="text">
      <style:text-properties officeooo:rsid="0c871729"/>
    </style:style>
    <style:style style:name="T92" style:family="text">
      <style:text-properties officeooo:rsid="0c88360f"/>
    </style:style>
    <style:style style:name="T93" style:family="text">
      <style:text-properties officeooo:rsid="0c8fd045"/>
    </style:style>
    <style:style style:name="T94" style:family="text">
      <style:text-properties officeooo:rsid="0c935337"/>
    </style:style>
    <style:style style:name="T95" style:family="text">
      <style:text-properties officeooo:rsid="0c944a08"/>
    </style:style>
    <style:style style:name="T96" style:family="text">
      <style:text-properties officeooo:rsid="0c94b478"/>
    </style:style>
    <style:style style:name="T97" style:family="text">
      <style:text-properties officeooo:rsid="0c95bc25"/>
    </style:style>
    <style:style style:name="T98" style:family="text">
      <style:text-properties officeooo:rsid="0c9623d2"/>
    </style:style>
    <style:style style:name="T99" style:family="text">
      <style:text-properties officeooo:rsid="0c96dcba"/>
    </style:style>
    <style:style style:name="T100" style:family="text">
      <style:text-properties officeooo:rsid="0c98a34a"/>
    </style:style>
    <style:style style:name="T101" style:family="text">
      <style:text-properties officeooo:rsid="0b43439c"/>
    </style:style>
    <style:style style:name="T102" style:family="text">
      <style:text-properties officeooo:rsid="0c9b62eb"/>
    </style:style>
    <style:style style:name="T103" style:family="text">
      <style:text-properties officeooo:rsid="0c9e837c"/>
    </style:style>
    <style:style style:name="T104" style:family="text">
      <style:text-properties officeooo:rsid="0ca2496d"/>
    </style:style>
    <style:style style:name="T105" style:family="text">
      <style:text-properties officeooo:rsid="0caddbe6"/>
    </style:style>
    <style:style style:name="T106" style:family="text">
      <style:text-properties officeooo:rsid="0cb9f7eb"/>
    </style:style>
    <style:style style:name="T107" style:family="text">
      <style:text-properties officeooo:rsid="0cbe3c72"/>
    </style:style>
    <style:style style:name="T108" style:family="text">
      <style:text-properties officeooo:rsid="0cc21a30"/>
    </style:style>
    <style:style style:name="T109" style:family="text">
      <style:text-properties officeooo:rsid="0cc66b6f"/>
    </style:style>
    <style:style style:name="T110" style:family="text">
      <style:text-properties officeooo:rsid="0cd172cd"/>
    </style:style>
    <style:style style:name="T111" style:family="text">
      <style:text-properties officeooo:rsid="0cd57380"/>
    </style:style>
    <style:style style:name="T112" style:family="text">
      <style:text-properties officeooo:rsid="0cd7a34b"/>
    </style:style>
    <style:style style:name="T113" style:family="text">
      <style:text-properties officeooo:rsid="0cd7ab9c"/>
    </style:style>
    <style:style style:name="T114" style:family="text">
      <style:text-properties officeooo:rsid="0cd7cea2"/>
    </style:style>
    <style:style style:name="T115" style:family="text">
      <style:text-properties officeooo:rsid="0ce8aaa6"/>
    </style:style>
    <style:style style:name="T116" style:family="text">
      <style:text-properties officeooo:rsid="0cfb5110"/>
    </style:style>
    <style:style style:name="T117" style:family="text">
      <style:text-properties officeooo:rsid="0cfd9960"/>
    </style:style>
    <style:style style:name="T118" style:family="text">
      <style:text-properties officeooo:rsid="0cfe4057"/>
    </style:style>
    <style:style style:name="T119" style:family="text">
      <style:text-properties officeooo:rsid="0cff8219"/>
    </style:style>
    <style:style style:name="T120" style:family="text">
      <style:text-properties officeooo:rsid="0d038f0c"/>
    </style:style>
    <style:style style:name="T121" style:family="text">
      <style:text-properties officeooo:rsid="0d058575"/>
    </style:style>
    <style:style style:name="T122" style:family="text">
      <style:text-properties officeooo:rsid="0d06680c"/>
    </style:style>
    <style:style style:name="T123" style:family="text">
      <style:text-properties officeooo:rsid="0d07c1fc"/>
    </style:style>
    <style:style style:name="T124" style:family="text">
      <style:text-properties officeooo:rsid="0d0a1681"/>
    </style:style>
    <style:style style:name="T125" style:family="text">
      <style:text-properties officeooo:rsid="0d0c2d37"/>
    </style:style>
    <style:style style:name="T126" style:family="text">
      <style:text-properties officeooo:rsid="0d0ee2f7"/>
    </style:style>
    <style:style style:name="T127" style:family="text">
      <style:text-properties officeooo:rsid="0d10eb2f"/>
    </style:style>
    <style:style style:name="T128" style:family="text">
      <style:text-properties officeooo:rsid="0d1177f5"/>
    </style:style>
    <style:style style:name="T129" style:family="text">
      <style:text-properties officeooo:rsid="0d12766f"/>
    </style:style>
    <style:style style:name="T130" style:family="text">
      <style:text-properties officeooo:rsid="0d143d36"/>
    </style:style>
    <style:style style:name="T131" style:family="text">
      <style:text-properties officeooo:rsid="0d157858"/>
    </style:style>
    <style:style style:name="T132" style:family="text">
      <style:text-properties officeooo:rsid="0d167e81"/>
    </style:style>
    <style:style style:name="T133" style:family="text">
      <style:text-properties officeooo:rsid="0d181048"/>
    </style:style>
    <style:style style:name="T134" style:family="text">
      <style:text-properties officeooo:rsid="0d1a0f5b"/>
    </style:style>
    <style:style style:name="T135" style:family="text">
      <style:text-properties officeooo:rsid="0d1b28ab"/>
    </style:style>
    <style:style style:name="T136" style:family="text">
      <style:text-properties officeooo:rsid="0d1ca8f0"/>
    </style:style>
    <style:style style:name="T137" style:family="text">
      <style:text-properties officeooo:rsid="0d2042a5"/>
    </style:style>
    <style:style style:name="T138" style:family="text">
      <style:text-properties officeooo:rsid="0d26cde2"/>
    </style:style>
    <style:style style:name="T139" style:family="text">
      <style:text-properties officeooo:rsid="0d287f32"/>
    </style:style>
    <style:style style:name="T140" style:family="text">
      <style:text-properties officeooo:rsid="0d2980b3"/>
    </style:style>
    <style:style style:name="T141" style:family="text">
      <style:text-properties officeooo:rsid="0d2d3a8c"/>
    </style:style>
    <style:style style:name="T142" style:family="text">
      <style:text-properties officeooo:rsid="0d2f2901"/>
    </style:style>
    <style:style style:name="T143" style:family="text">
      <style:text-properties officeooo:rsid="0d3993f8"/>
    </style:style>
    <style:style style:name="T144" style:family="text">
      <style:text-properties officeooo:rsid="0d3bc723"/>
    </style:style>
    <style:style style:name="T145" style:family="text">
      <style:text-properties officeooo:rsid="0d3d3b41"/>
    </style:style>
    <style:style style:name="T146" style:family="text">
      <style:text-properties officeooo:rsid="0d3ec26d"/>
    </style:style>
    <style:style style:name="T147" style:family="text">
      <style:text-properties officeooo:rsid="0d3f5229"/>
    </style:style>
    <style:style style:name="T148" style:family="text">
      <style:text-properties officeooo:rsid="0d401987"/>
    </style:style>
    <style:style style:name="T149" style:family="text">
      <style:text-properties officeooo:rsid="0d419abb"/>
    </style:style>
    <style:style style:name="T150" style:family="text">
      <style:text-properties officeooo:rsid="0d485ca2"/>
    </style:style>
    <style:style style:name="T151" style:family="text">
      <style:text-properties officeooo:rsid="0d4f9d95"/>
    </style:style>
    <style:style style:name="T152" style:family="text">
      <style:text-properties officeooo:rsid="0d511e95"/>
    </style:style>
    <style:style style:name="T153" style:family="text">
      <style:text-properties officeooo:rsid="0d5414f5"/>
    </style:style>
    <style:style style:name="T154" style:family="text">
      <style:text-properties officeooo:rsid="0d568ff5"/>
    </style:style>
    <style:style style:name="T155" style:family="text">
      <style:text-properties officeooo:rsid="0d616c2f"/>
    </style:style>
    <style:style style:name="T156" style:family="text">
      <style:text-properties officeooo:rsid="0d62c197"/>
    </style:style>
    <style:style style:name="T157" style:family="text">
      <style:text-properties officeooo:rsid="0d646fe4"/>
    </style:style>
    <style:style style:name="T158" style:family="text">
      <style:text-properties officeooo:rsid="0d652cc7"/>
    </style:style>
    <style:style style:name="T159" style:family="text">
      <style:text-properties officeooo:rsid="0d68a0ff"/>
    </style:style>
    <style:style style:name="T160" style:family="text">
      <style:text-properties officeooo:rsid="0d690e90"/>
    </style:style>
    <style:style style:name="T161" style:family="text">
      <style:text-properties officeooo:rsid="0d6a70f2"/>
    </style:style>
    <style:style style:name="T162" style:family="text">
      <style:text-properties officeooo:rsid="0d71d0f3"/>
    </style:style>
    <style:style style:name="T163" style:family="text">
      <style:text-properties officeooo:rsid="0d727679"/>
    </style:style>
    <style:style style:name="T164" style:family="text">
      <style:text-properties officeooo:rsid="0d72d489"/>
    </style:style>
    <style:style style:name="T165" style:family="text">
      <style:text-properties officeooo:rsid="0d755530"/>
    </style:style>
    <style:style style:name="T166" style:family="text">
      <style:text-properties officeooo:rsid="0d76d94f"/>
    </style:style>
    <style:style style:name="T167" style:family="text">
      <style:text-properties officeooo:rsid="0d798a8d"/>
    </style:style>
    <style:style style:name="T168" style:family="text">
      <style:text-properties officeooo:rsid="0d7b62c5"/>
    </style:style>
    <style:style style:name="T169" style:family="text">
      <style:text-properties officeooo:rsid="0d7dd138"/>
    </style:style>
    <style:style style:name="T170" style:family="text">
      <style:text-properties officeooo:rsid="0d80e805"/>
    </style:style>
    <style:style style:name="T171" style:family="text">
      <style:text-properties officeooo:rsid="0d81edad"/>
    </style:style>
    <style:style style:name="T172" style:family="text">
      <style:text-properties officeooo:rsid="0d86f061"/>
    </style:style>
    <style:style style:name="T173" style:family="text">
      <style:text-properties officeooo:rsid="0d97f6a2"/>
    </style:style>
    <style:style style:name="T174" style:family="text">
      <style:text-properties officeooo:rsid="0d9950b8"/>
    </style:style>
    <style:style style:name="T175" style:family="text">
      <style:text-properties officeooo:rsid="0d9ad305"/>
    </style:style>
    <style:style style:name="T176" style:family="text">
      <style:text-properties officeooo:rsid="0d9ae32c"/>
    </style:style>
    <style:style style:name="T177" style:family="text">
      <style:text-properties officeooo:rsid="0d9c1bbc"/>
    </style:style>
    <style:style style:name="T178" style:family="text">
      <style:text-properties officeooo:rsid="0d9cd0e7"/>
    </style:style>
    <style:style style:name="T179" style:family="text">
      <style:text-properties officeooo:rsid="0d9fd888"/>
    </style:style>
    <style:style style:name="T180" style:family="text">
      <style:text-properties officeooo:rsid="0da19b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pan text:style-name="Source_20_Text">3</text:span></text:p>
      <text:p text:style-name="Contents_20_Heading"><text:span text:style-name="Source_20_Text">В Зоне</text:span></text:p>
      <text:p text:style-name="Standard"><text:span text:style-name="Source_20_Text"/></text:p>
      <text:p text:style-name="P1"><text:span text:style-name="Source_20_Text"><text:span text:style-name="T24">Тото, у меня такое чувство, что мы совсем не в Канзасе…</text:span></text:span></text:p>
      <text:p text:style-name="center"><text:span text:style-name="Source_20_Text">—</text:span><text:span text:style-name="Source_20_Text"><text:span text:style-name="T33">Дороти, попав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34">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35">грубым смехом, языческой досадой, кто разберёт этот тыльный отряд хранителей зимы от революционеров Мая?</text:span></text:p>
      <text:p text:style-name="P45">Горы и долы, в этом году, встретили их миром наступившим считанные дни тому назад. <text:span text:style-name="T36">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46">В Нордхаузене менее почитают ледовых-святых, чем в <text:span text:style-name="T37">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47">Знаки будут находить его тут в Зоне, и предки вновь заявлять о себе. <text:span text:style-name="T38">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48"><text:span text:style-name="T39">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39">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49">Волосы на кукле были человечьи. <text:span text:style-name="T40">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50">Он подбрасывает в костёр ещё один локон золотистых волос. «<text:span text:style-name="T41">Здрасте».</text:span></text:p>
      <text:p text:style-name="P51">Смех, откуда-то: Ребёнок. Но смех старческий.</text:p>
      <text:p text:style-name="P4">– <text:span text:style-name="T42">Выходи, я безобидный.</text:span></text:p>
      <text:p text:style-name="P5">– <text:span text:style-name="T43">Зачем ты жжёшь волосы моей куклы?</text:span></text:p>
      <text:p text:style-name="P5">– <text:span text:style-name="T43">Ну, это не её волосы, вообще-то.</text:span></text:p>
      <text:p text:style-name="P6">– <text:span text:style-name="T44">Папа сказал, они от Русской Еврейки.</text:span></text:p>
      <text:p text:style-name="P6">– <text:span text:style-name="T45">Почему не идёшь к огню?</text:span></text:p>
      <text:p text:style-name="P7">– <text:span text:style-name="T45">Мне глаза щиплет.</text:span>– <text:span text:style-name="T46">Снова заводит что-то. Ничего не выкатывается. Но начинает играть музыкальная шкатулка. Отчётливая мелодия в миноре.</text:span>– <text:span text:style-name="T47">Потанцуй со мной.</text:span></text:p>
      <text:p text:style-name="P8">– <text:span text:style-name="T48">Я тебя не вижу.</text:span></text:p>
      <text:p text:style-name="P9">– <text:span text:style-name="T49">Вот я.</text:span>–<text:span text:style-name="T49">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52"><text:s/>Лица её он так и не увидел. На ощупь как вуаль из тонкой кисеи.</text:p>
      <text:p text:style-name="P10">– <text:span text:style-name="T50">Красивое платье.</text:span></text:p>
      <text:p text:style-name="P11">– <text:span text:style-name="T50">Я одевала его на моё первое причастие.</text:span>– <text:span text:style-name="T51">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25">—</text:span><text:span text:style-name="T26">ими кажется отпугивают </text:span><text:span text:style-name="T23">вампиров</text:span><text:span text:style-name="T26">?</text:span><text:span text:style-name="T27"> </text:span><text:span text:style-name="T28">С</text:span><text:span text:style-name="T27">лабый запах чеснока <text:s/>доносится <text:s/>к нему </text:span><text:span text:style-name="T28">в тот самый миг, вторжение Балканской крови в мотив его севера, когда </text:span><text:span text:style-name="T29">он оборачивается спросить действительно ли она Катье. </text:span><text:span text:style-name="T30">Прекрасная маленькая королева Трансильвании. </text:span><text:span text:style-name="T31">Но музыка </text:span><text:span text:style-name="T32">уже </text:span><text:span text:style-name="T31">умолкла. Она испарилась </text:span><text:span text:style-name="T32">уже </text:span><text:span text:style-name="T31">из его рук.</text:span></text:p>
      <text:p text:style-name="P53">Ну вот он скользит по Зоне как сердцевидная дощечка по доске <text:s/>Видже, <text:span text:style-name="T52">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54">Он всё ещё Йан Скафлинг, военный (мирный?) корреспондент, <text:span text:style-name="T53">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53">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55">Слотроп сел в раскачивающийся вагон с тридцатью другими замёрзшими оборванными душами, <text:span text:style-name="T54">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56">Если видишь поезд этим вечером,</text:p>
      <text:p text:style-name="P56">На краю небес вдали,</text:p>
      <text:p text:style-name="P56">Завернись в <text:s/>одеяло из досок</text:p>
      <text:p text:style-name="P56">И засни, пусть он пройдёт.</text:p>
      <text:p text:style-name="P56"/>
      <text:p text:style-name="P57">Поезда нас созывали каждую полночь,</text:p>
      <text:p text:style-name="P57">Из далей за тысячу миль,</text:p>
      <text:p text:style-name="P57">Поезда, что идут через города пустые,</text:p>
      <text:p text:style-name="P58">Поезда, которым негде встать.</text:p>
      <text:p text:style-name="P58"/>
      <text:p text:style-name="P59">Паровоз без машиниста,</text:p>
      <text:p text:style-name="P59">И прожектор светит сам,</text:p>
      <text:p text:style-name="P59">Пассажиров им не надо</text:p>
      <text:p text:style-name="P59">Полуночным поездам,</text:p>
      <text:p text:style-name="P59"/>
      <text:p text:style-name="P60">Опустели все вокзалы,</text:p>
      <text:p text:style-name="P60">Рельсы <text:span text:style-name="T55">холодно молчат</text:span>:</text:p>
      <text:p text:style-name="P61">Что утратим, им в прибыток</text:p>
      <text:p text:style-name="P61">Мы стареем, колёса стучат</text:p>
      <text:p text:style-name="P2"/>
      <text:p text:style-name="P62">Пусть же плачут поезда:</text:p>
      <text:p text:style-name="P62">Будут вместе с ветром выть,</text:p>
      <text:p text:style-name="P63">Поезда для чёрной ночи,</text:p>
      <text:p text:style-name="P63">Ну а нам петь и грешить.</text:p>
      <text:p text:style-name="P63"/>
      <text:p text:style-name="P64"><text:soft-page-break/>Трубки ходят по кругу. Дым висит <text:span text:style-name="T56">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65">Досье Швейцарской фирмы на Л. (т. е. Ласло) Джамфа <text:span text:style-name="T57">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66">Идёт по курсу, Джексон. Имя Лайла Бленда ему знакомо, <text:span text:style-name="T58">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67">Связь с Блендом была неясной. <text:span text:style-name="T59">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68">Некоторые из таких банкнотных контрактов выводили <text:span text:style-name="T60">на определённое предприятие в Масачусетсе, в совете которого сидел и Лайл Бленд.</text:span></text:p>
      <text:p text:style-name="P69"><text:s/>Контрактор<text:span text:style-name="T61">ом значилась</text:span> <text:s/>Бумажная Компания Слотропа.</text:p>
      <text:p text:style-name="P70">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62">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62">,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62">квинтэссенция всех тех неподвижных фигур, что ждут его внутри, берут на слаб</text:span><text:span text:style-name="T63">о́, </text:span><text:span text:style-name="T64">чтобы вошёл узнать тайну, которую не переживёт.</text:span></text:p>
      <text:p text:style-name="P71"><text:span text:style-name="T65">Однажды что-то сделали с ним, </text:span><text:span text:style-name="T66">в комнате, где он беспомощн</text:span><text:span text:style-name="T67">о</text:span><text:span text:style-name="T66"> лежал….</text:span></text:p>
      <text:p text:style-name="P79">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80">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81">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72">AG). <text:span text:style-name="T68">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73">Кодовая книга Джамфа оказалась в досье. <text:span text:style-name="T69">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74">Ну, святые угодники, прикидывает Слотроп, это должен быть я, ха. <text:span text:style-name="T70">Исключая постороннюю вероятность Тупая Срань.</text:span></text:p>
      <text:p text:style-name="P75">В списке задолженности «Чёрному Пацану», неоплаченный остаток счёта Гарвардского университета, <text:span text:style-name="T71">около $5000, включая проценты, как «условлено (устно) с Чёрным Папой».</text:span></text:p>
      <text:p text:style-name="P75">«<text:span text:style-name="T72">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76">Чёткий способ узнать, что твой отец заключил, 20 лет тому, <text:s/>сделку для платы за твоё образование. <text:span text:style-name="T73">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73">? Ввеее…</text:span></text:p>
      <text:p text:style-name="P77">Вновь в его мозгу взмыва<text:span text:style-name="T74">е</text:span>т страх. <text:span text:style-name="T74">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78">Ему известно каким должен быть тот запах: <text:span text:style-name="T75">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82"><text:soft-page-break/>К тому же тут ещё этот недавний сон, который страшно увидеть снова. Он был в своей комнате, дома. Летний день сирени и пчёл, <text:span text:style-name="T76">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76">—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83">Тут он подымается на ноги, пошатываясь, направляется к двери товарного вагона, что одолевает уклон. <text:span text:style-name="T77">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77"> зайчиков в отом </text:span><text:span text:style-name="T5">следующем вагоне</text:span><text:span text:style-name="T77">! Э-гей!»</text:span></text:p>
      <text:p text:style-name="P13">– <text:span text:style-name="T78">Погоди-ка,</text:span>– <text:span text:style-name="T78">грит Слотроп,</text:span>– <text:span text:style-name="T78">я похоже чёй-то проспал или ещё чего.</text:span>– <text:span text:style-name="T78">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79">вот как сейчас</text:span>—<text:span text:style-name="T79">давление у него в голове зашкаливает.</text:span></text:p>
      <text:p text:style-name="P84">На попутном П-47, он при<text:span text:style-name="T80">летел</text:span> из Парижа в Кассель, <text:span text:style-name="T80">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81">Военнослужащие?</text:span></text:p>
      <text:p text:style-name="P15">– <text:span text:style-name="T81">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82">Тут следует крутая побасенка</text:span>—<text:span text:style-name="T83">похоже, состряпанная ВКОЭС, <text:s/>фантазии Геббельса не такие разухабистые, не улетали дальше Альпийских Редутов и тому подобное</text:span>—<text:span text:style-name="T83">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83">! АГА—хахаха...»</text:span>– <text:span text:style-name="T84">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85">уй, извини, приятель. Так теперь ещё влупились не просто в ниггеров, а в ниггеров </text:span><text:span text:style-name="T7">капустников</text:span><text:span text:style-name="T85">.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85"> тупые! Одна батарея это 81 человек, </text:span><text:span text:style-name="T7">плюс</text:span><text:span text:style-name="T85"> всё тебе обеспечение, тут тебе и управление стартом, и электричество, и топливо, охранение тоже</text:span>—<text:span text:style-name="T86">кореш, это была б целая куча ниггеров в одном месте. А они всё так же по одиночке, как раньше? Вот узнай и заимеешь </text:span><text:span text:style-name="T8">полную</text:span><text:span text:style-name="T86"> сенсацию, друг. Патамушша, если они теперь соберутся вместе, будет бааальшущая беда! В том вагоне их не меньше как дюжины две</text:span>—<text:span text:style-name="T87">прямо там, слушай. А и они </text:span><text:span text:style-name="T9">едут в Нордхаузен</text:span><text:span text:style-name="T87">, приятель!»</text:span>– <text:span text:style-name="T88">толстый палец тычет в грудь на каждое слово,</text:span>– «<text:span text:style-name="T89">а? И шо по-твоему они задумали? Знаешь шо я думаю? У них есть </text:span><text:span text:style-name="T10">план</text:span><text:span text:style-name="T89">. Да. Думаю насчёт ракет. Не спрашивай как, ну, просто вот сердцем чую. А и сам знаешь, это </text:span><text:span text:style-name="T10">жуть</text:span><text:span text:style-name="T89"> как опасно. Нельзя </text:span><text:span text:style-name="T10">им</text:span><text:span text:style-name="T89"> доверять</text:span>— <text:span text:style-name="T90">С ракетами? Они же как дети, их раса. Мозги меньше.</text:span></text:p>
      <text:p text:style-name="P16"><text:soft-page-break/>– <text:span text:style-name="T91">Зато наше терпение,</text:span>– <text:span text:style-name="T91">добавляет спокойный голос из темноты,</text:span>– <text:span text:style-name="T91">огромно, хотя, наверно, не безгранично.</text:span>– <text:span text:style-name="T92">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85">Человек представляется как оберст Енцин, из <text:span text:style-name="T1">Schwarzkommando</text:span>. <text:span text:style-name="T93">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94">Майора, похоже, беспокоило, что вы напраавляетесь в Нордхаузен.</text:span></text:p>
      <text:p text:style-name="P18">– <text:span text:style-name="T95">От Марви одно беспокойство, это точно. Всё же он не настолько большая проблема как...</text:span>– <text:span text:style-name="T95">Он всматривается в Слотропа.</text:span>– <text:span text:style-name="T95">Хмм. А вы действительно военный корреспондет?</text:span></text:p>
      <text:p text:style-name="P19">– <text:span text:style-name="T96">Нет.</text:span></text:p>
      <text:p text:style-name="P19">– <text:span text:style-name="T96">Независимый агент, я полагаю.</text:span></text:p>
      <text:p text:style-name="P19">– <text:span text:style-name="T96">Не уверен насчёт «независимый», Оберст.</text:span></text:p>
      <text:p text:style-name="P20">– <text:span text:style-name="T97">Но вы независимый. Мы все тут свободны. Увидите сами. И очень скоро.</text:span>– <text:span text:style-name="T98">Он шагает прочь по спине товарного вагона, помахав на прощанье.</text:span>– <text:span text:style-name="T99">Очень скоро…</text:span></text:p>
      <text:p text:style-name="P86">Слотроп сидин на крыше, потирает свои босые ноги. <text:span text:style-name="T100">Друг? Добрый знак? </text:span><text:span text:style-name="T11">Чёрные ракетчики</text:span><text:span text:style-name="T100">? Что блядь за головоломки?</text:span></text:p>
      <text:p text:style-name="P86"/>
      <text:p text:style-name="P87">Ну, банда, доброе утро, начнём его</text:p>
      <text:p text:style-name="P87">трах-тарарахом, пока,</text:p>
      <text:p text:style-name="P87">Вторая Мировая, пока!</text:p>
      <text:p text:style-name="P87">Бои закончились и мы кайфуем,</text:p>
      <text:p text:style-name="P88">И вот он я, принесть вам солнца свет<text:span text:style-name="T101">—</text:span></text:p>
      <text:p text:style-name="P88">Привет, немец Герман, хватит <text:s/>кривиться <text:span text:style-name="T102">и гоношиться,</text:span></text:p>
      <text:p text:style-name="P89">Домой пойдёшь, чем плохо для тебя<text:span text:style-name="T101">—</text:span></text:p>
      <text:p text:style-name="P90">Никто не хмурится тут у нас в Ракете,</text:p>
      <text:p text:style-name="P91">Где каждый день прекрас<text:span text:style-name="T103">ен—</text:span></text:p>
      <text:p text:style-name="P92">(Брось хныкать, Гретхен!)</text:p>
      <text:p text:style-name="P92">Иди и поимей прекрасный деееень!</text:p>
      <text:p text:style-name="P92"/>
      <text:p text:style-name="P93">Утром Нордхаузен: пастбище зелёный салат, хрусткий, в каплях дождя. <text:span text:style-name="T104">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104">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94">Слотроп забредает в лишённую крыш часть города. <text:span text:style-name="T105">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105">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94"/>
      <text:p text:style-name="P95">Любовь никогда не уйдёт,</text:p>
      <text:p text:style-name="P95">никогда не умрёт до конца,</text:p>
      <text:p text:style-name="P96">Какой-нибудь сувенир</text:p>
      <text:p text:style-name="P96">Всегда оживляет её нежданно.</text:p>
      <text:p text:style-name="P96"/>
      <text:p text:style-name="P97">Ты <text:span text:style-name="T106">покинул меня, </text:span></text:p>
      <text:p text:style-name="P105">Но остался белой розы цветок</text:p>
      <text:p text:style-name="P98">Между книжных страниц,</text:p>
      <text:p text:style-name="P98">Сорванный так давно…</text:p>
      <text:p text:style-name="P98"/>
      <text:p text:style-name="P99">Год сменился давно,</text:p>
      <text:p text:style-name="P99">Я давно изменилась,</text:p>
      <text:p text:style-name="P99">Но упала слеза</text:p>
      <text:p text:style-name="P99">На засохшие лепестки…</text:p>
      <text:p text:style-name="P99"/>
      <text:p text:style-name="P100">Любовь никогда не проходит,</text:p>
      <text:p text:style-name="P100">Если <text:span text:style-name="T107">это любовь</text:span>,</text:p>
      <text:p text:style-name="P101">Днём, или ночью, она возвращается</text:p>
      <text:p text:style-name="P101">Снова нежна и свежа,</text:p>
      <text:p text:style-name="P101">Как алая роза, любимый, что я подарила тебе.</text:p>
      <text:p text:style-name="P12"/>
      <text:p text:style-name="P102">Как оказалось, её зовут Гели Трипинг, а балалайка от русского офицера разведки по фамилии Чичерин. <text:span text:style-name="T108">По своему, Гели тоже занимается разведкой—временами, во всяком случае. Этот Чичерин, похоже, </text:span><text:soft-page-break/><text:span text:style-name="T108">держит гарем, по девушке в каждом ракетном городе Зоны. Да, ещё один ракетный маньяк. Слотроп чувствует себя экскурсантом.</text:span></text:p>
      <text:p text:style-name="P103">Гели говорит о своём ухажёре. <text:span text:style-name="T109">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104">Она худа, немного неловка, очень молода. <text:span text:style-name="T110">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111">И близко нет. Прилежный пёс из породы ищеек новостей, вот и всё. Никаких гаремов, никаких ракет.</text:span></text:p>
      <text:p text:style-name="P22">– <text:span text:style-name="T112">Это договорённость, говорит она,</text:span>– <text:span text:style-name="T112">Тут всё так неорганизованно. Без договорённостей никак не обойтись. Сам увидишь.</text:span>– <text:span text:style-name="T113">И он действительно увидит</text:span>—<text:span text:style-name="T114">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106"><text:span text:style-name="T115">Глупость</text:span> <text:span text:style-name="T115">нахлынула</text:span> сразу как обмяк, <text:span text:style-name="T115">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115">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107">Что-то налетает, хлопая крыльями, с неба, когти скребут <text:span text:style-name="T116">верх балдахина. «Что это?»– в полусне и она снова укрывает одеялом, ну же, Гели...</text:span></text:p>
      <text:p text:style-name="P23">– <text:span text:style-name="T117">Моя сова,</text:span>– <text:span text:style-name="T117">грит Гели,</text:span>– <text:span text:style-name="T118">Вернер. Там в верхнем ящике шифоньера есть шоколадка, </text:span><text:span text:style-name="T14">Liebchen</text:span><text:span text:style-name="T118">, можешь его покормить?</text:span></text:p>
      <text:p text:style-name="P108">Да уж, <text:span text:style-name="T1">Liebchen</text:span>. <text:span text:style-name="T119">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120">Шоколадные батончики,</text:span>– <text:span text:style-name="T120">брюзжит Слотроп,</text:span>– <text:span text:style-name="T120">Что с ним не так? Ты что, не знаешь? Ему надо охотиться на мышей или ещё какую-то там херню. Ты превратила его в ручную сову.</text:span></text:p>
      <text:p text:style-name="P25">– <text:span text:style-name="T121">Ты и сам лентяй,</text:span>– <text:span text:style-name="T121">младенческие пальцы сползают вниз по его рёбрам.</text:span></text:p>
      <text:p text:style-name="P26">– <text:span text:style-name="T122">Ну</text:span>—<text:span text:style-name="T122">могу поспорить</text:span>—<text:span text:style-name="T122">ладно, забудь</text:span>—<text:span text:style-name="T123">могу поспорить, что </text:span><text:span text:style-name="T15">Чичерину</text:span><text:span text:style-name="T123"> не приходиться вставать и кормить ту сову.</text:span></text:p>
      <text:p text:style-name="P109">Она застывает, рука остановилась в движении. «<text:span text:style-name="T124">Он любит Чичерина,. Никогда не прилетит на кормёжку, если того тут нет. </text:span></text:p>
      <text:p text:style-name="P110">Слотроп похолодел, <text:span text:style-name="T125">точнее оледенел. «Э-э, ты ж не имеешь в виду, что Чичерин и вправду, э-э..»</text:span></text:p>
      <text:p text:style-name="P27">– <text:span text:style-name="T126">Должен бы был,</text:span>– <text:span text:style-name="T126">вздыхает.</text:span></text:p>
      <text:p text:style-name="P27">– <text:span text:style-name="T126">О. Когда?</text:span></text:p>
      <text:p text:style-name="P27">– <text:span text:style-name="T126">Сегодня утром. Он задерживается. Так случается.</text:span></text:p>
      <text:p text:style-name="P111">Слотроп выскочил из кровати до середины комнаты, хуй упал, один носок одет, второй держит в зубах, <text:span text:style-name="T127">голова продета не в тот проём майки, зиппер ширинки заело, орёт </text:span><text:span text:style-name="T16">блядь</text:span><text:span text:style-name="T127">.</text:span></text:p>
      <text:p text:style-name="P28">– <text:span text:style-name="T128">Мой бравый Англичанин,</text:span>– <text:span text:style-name="T128">мурлычет она.</text:span></text:p>
      <text:p text:style-name="P29">– <text:span text:style-name="T129">Что ж ты раньше не сказала, Гели, а?</text:span></text:p>
      <text:p text:style-name="P30">– <text:span text:style-name="T130">О, иди сюда. Ночь уже, он с женщиной где-нибудь. Не может спать один.</text:span></text:p>
      <text:p text:style-name="P31">– <text:span text:style-name="T131">Надеюсь, ты сможешь.</text:span></text:p>
      <text:p text:style-name="P32">– <text:span text:style-name="T132">Тише ты. Ну, иди же. Куда пойдёшь босиком? Я дам тебе его старые ботинки и расскажу его тайны.</text:span></text:p>
      <text:p text:style-name="P33">– <text:span text:style-name="T133">Тайны?</text:span>– <text:span text:style-name="T133">Ой, осторожней, Слотроп,</text:span>– <text:span text:style-name="T133">Зачем мне его</text:span>—</text:p>
      <text:p text:style-name="P33">– <text:span text:style-name="T133">Ты не военный корреспондент.</text:span></text:p>
      <text:p text:style-name="P34">– <text:span text:style-name="T134">Ну, почему все твердят это? Никто мне не верит.</text:span>– <text:span text:style-name="T135">Машет перед ней своей нарукавной повязкой.</text:span>– <text:span text:style-name="T135">Читать умеешь? Грит: « Военный Корреспондент». У меня даже усы вот есть, а? Прям как Эрнест Хемингуэй.</text:span></text:p>
      <text:p text:style-name="P35">– <text:span text:style-name="T136">О. Тогда я так думаю, ты вовсе не ищешь Ракету Номер 00000. Надо же, что за глупость мне померещилась. Извини.</text:span></text:p>
      <text:p text:style-name="P112">Ой-ой, мне надо уносить ноги <text:span text:style-name="T1">отсюда</text:span>, <text:span text:style-name="T137">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138">А про </text:span>Schwarzgerät, <text:span text:style-name="T138">тебе вообще до лампочки,</text:span>– <text:span text:style-name="T138">не унимается она. Она не унимается.</text:span></text:p>
      <text:p text:style-name="P37">– <text:span text:style-name="T139">Про что?</text:span></text:p>
      <text:p text:style-name="P37">– <text:span text:style-name="T139">Его ещё называют S-Gerät.</text:span></text:p>
      <text:p text:style-name="P113">Из списка более высокого уровня сборки, Слотроп, вспомнил? <text:span text:style-name="T140">Вернер, на балдахине, заухал. Сигналит тому Чичерину, точняк. </text:span></text:p>
      <text:p text:style-name="P114">Параноики не потому параноики (Пословица 5) что они параноики, <text:span text:style-name="T141">а потому что постоянно ставят себя, ёбаные идиоты, нарочно в параноидные ситуации.</text:span></text:p>
      <text:p text:style-name="P38">– <text:span text:style-name="T143">Но как вообще,</text:span>– <text:span text:style-name="T142">аккуратно откупоривая следующую бутылку Нордхаузерского Сока Теней, </text:span><text:span text:style-name="T17">чппок</text:span><text:span text:style-name="T142">, с лучшей имитацией Кэри Гранта, на какую только способен, внутренности напряжены до звона, учтиво </text:span><text:soft-page-break/><text:span text:style-name="T142">наполняет стаканы, один подаёт ей,</text:span>– <text:span text:style-name="T142"><text:s/>такая молоденькая прелесть, как ты, может что-то знать про ракеты, приборы.</text:span></text:p>
      <text:p text:style-name="P39">– <text:span text:style-name="T144">Я читаю почту Вацлава,</text:span>– <text:span text:style-name="T145">как будто отвечает на тупой вопрос, но он такой и есть.</text:span></text:p>
      <text:p text:style-name="P40">– <text:span text:style-name="T146">Не следует болтать об этом кому попало так вот. Если узнает, он тебя убьёт.</text:span></text:p>
      <text:p text:style-name="P41">– <text:span text:style-name="T147">Ты мне нравишься. Мне нравится интриговать. Нравится играть.</text:span></text:p>
      <text:p text:style-name="P42">– <text:span text:style-name="T148">Наверно, нравится подводить людей под монастырь.</text:span></text:p>
      <text:p text:style-name="P43">– <text:span text:style-name="T149">Ну и ладно,</text:span>– <text:span text:style-name="T149">выпятилась нижняя губа.</text:span></text:p>
      <text:p text:style-name="P43">–<text:span text:style-name="T149">Хорошо, хорошо, расскажи мне. Но не знаю заинтересуется ли этим </text:span><text:span text:style-name="T18">Гардиан</text:span><text:span text:style-name="T149">. Мои редакторы довольно твердолобы, ты ж понимаешь. </text:span></text:p>
      <text:p text:style-name="P115">Гусиная кожа собирается на её голых маленьких грудях. «Я один раз позировала для ракетной эмблемы. <text:span text:style-name="T150">Может ты видел. Молоденькая ведьма верхом на <text:s/>А-4. Ннужная уже метла через плечо. Меня избрали Возлюбленной 3/Арт. Часть. (моторизир.) 485.</text:span></text:p>
      <text:p text:style-name="P116">– Ты настоящая ведьма?</text:p>
      <text:p text:style-name="P117">– Думаю, у меня есть тенденции. Ты уже поднимался на Брокен?</text:p>
      <text:p text:style-name="P117">– Только-только прибыл в город вообще-то.</text:p>
      <text:p text:style-name="P118">– Я бывала там на каждую Вальпургиеву ночь с тех пор, как у меня начались периоды. Могу взять тебя, если хочешь.</text:p>
      <text:p text:style-name="P44">– <text:span text:style-name="T151">Расскажи мне про этот, этот Schwarzgerät.</text:span></text:p>
      <text:p text:style-name="P44">– <text:span text:style-name="T151">А я думала тебе не интересно.</text:span></text:p>
      <text:p text:style-name="P120">– <text:span text:style-name="T152">Откуда мне знать интересно или нет, когда не знаю даже что интересного может </text:span><text:span text:style-name="T19">тут</text:span><text:span text:style-name="T152"> <text:s/>быть.</text:span></text:p>
      <text:p text:style-name="P121">– <text:span text:style-name="T153">Должно быть ты и вправду корреспондент. Умеешь крутить словами.</text:span></text:p>
      <text:p text:style-name="P140">Чичерин с рёвом <text:span text:style-name="T154">врывается</text:span> через окно, <text:span text:style-name="T154">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154">, он был шпион, ну, пока, мне в Пенемюнде и к роскошной польской девке с грудями как ванильное мороженое, заскочу к тебе в другой раз. </text:span></text:p>
      <text:p text:style-name="P122">– <text:span text:style-name="T155">Мне, думаю, пора отсюда,</text:span>– <text:span text:style-name="T155">грит Слотроп,</text:span>– <text:span text:style-name="T155">в пишущую машинку ленту надо заправить, карандаши подточить, сама знаешь как оно</text:span>—</text:p>
      <text:p text:style-name="P122">– <text:span text:style-name="T156">Говорю же тебе, его сегодня ночью не будет.</text:span></text:p>
      <text:p text:style-name="P123">– <text:span text:style-name="T157">Почему? Отправился за тем </text:span><text:span text:style-name="T21">Schwarzgerät</text:span><text:span text:style-name="T157">, нет?</text:span></text:p>
      <text:p text:style-name="P124">– <text:span text:style-name="T158">Нет, последнюю он ещё не читал. Письмо вчера пришло из Штеттина.</text:span></text:p>
      <text:p text:style-name="P125">– <text:span text:style-name="T159">Прямым текстом конечно.</text:span></text:p>
      <text:p text:style-name="P126">– <text:span text:style-name="T160">А почему нет?</text:span></text:p>
      <text:p text:style-name="P127">– <text:span text:style-name="T161">Вряд ли что-то важное.</text:span></text:p>
      <text:p text:style-name="P128">– <text:span text:style-name="T161">Он продаётся.</text:span></text:p>
      <text:p text:style-name="P128">– <text:span text:style-name="T161">Текст?</text:span></text:p>
      <text:p text:style-name="P128"><text:soft-page-break/>– S-Gerät, <text:span text:style-name="T161">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141">О, даже так? «Блодгет Ваксвинг».</text:p>
      <text:p text:style-name="P129">– <text:span text:style-name="T162">Он не подписал. Но не думаю, что Ваксвинг. Тот держится ближе к Средиземноморью.</text:span></text:p>
      <text:p text:style-name="P130">– <text:span text:style-name="T163">У тебя широкие знакомства.</text:span></text:p>
      <text:p text:style-name="P130">– <text:span text:style-name="T164">Ваксвинг уже легенда в Зоне. Как и Чичерин. Могу поспорить, что ты тоже. Как твоё ия?</text:span></text:p>
      <text:p text:style-name="P131">– <text:span text:style-name="T165">Кэри Грант. Ге-ли, Ге-ли, Ге-ли… Послушай, Свинемюнде это же в Советской зоне, так?</text:span></text:p>
      <text:p text:style-name="P132">– <text:span text:style-name="T166">Ты говоришь как Немец. Забудь про границы, Забудь разделения. Их нет.</text:span></text:p>
      <text:p text:style-name="P133">– <text:span text:style-name="T167">Есть солдаты.</text:span></text:p>
      <text:p text:style-name="P133">– <text:span text:style-name="T167">Это верно.</text:span>– <text:span text:style-name="T167">Уставившись на него,</text:span>– <text:span text:style-name="T167">но какая разница?</text:span></text:p>
      <text:p text:style-name="P134">– <text:span text:style-name="T168">О.</text:span></text:p>
      <text:p text:style-name="P134">– <text:span text:style-name="T168">Научишься. Всё приостановлено. Вацлав называет это «междуцарствием». Тут надо просто плыть по течению.</text:span></text:p>
      <text:p text:style-name="P135">– <text:span text:style-name="T169">Мне пора выплывать отсюда, детка. Пасибаньки за инфу, Скафлинг перед тобой в долгу</text:span>—</text:p>
      <text:p text:style-name="P136">– <text:span text:style-name="T170">Ну, останься пожалуйста.</text:span>– <text:span text:style-name="T171">Свернувшись на кровати, из глаз вот-вот закапают слёзы. О, блядь, Слотроп, ты лох… но она просто ребёнок…. «Иди сюда».</text:span></text:p>
      <text:p text:style-name="P142">Хотя, когда он вставил, она осатанела <text:span text:style-name="T172">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137">– <text:span text:style-name="T173">Ёбаная птица!</text:span>– <text:span text:style-name="T173">Орёт Слотроп,</text:span>– <text:span text:style-name="T174">ещё раз устроит такое, я ему Беби Рут в жопу вобью, ую-юй</text:span>— <text:span text:style-name="T175">это сговор это сговор это </text:span><text:span text:style-name="T22">вторичный рефлекс по Павлову</text:span><text:span text:style-name="T175">! или ещё там что,</text:span>– <text:span text:style-name="T176">Чичерин надрессировал его так, верно?</text:span></text:p>
      <text:p text:style-name="P138">– <text:span text:style-name="T177">Неверно! Я приучила его к этому,</text:span>– <text:span text:style-name="T178">она улыбается ему с таким счастьем четырёхлетней и ничего не скрывая, что Слотроп решает поверить всему, что слышал от неё.</text:span></text:p>
      <text:p text:style-name="P139">– <text:span text:style-name="T179">Ты ведьма.</text:span>– <text:span text:style-name="T180">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её голых раскрытых руках.</text:span></text:p>
      <text:p text:style-name="P139"><draw:frame draw:style-name="fr1" draw:name="Image1" text:anchor-type="paragraph" svg:width="6.9252in" svg:height="0.3661in" draw:z-index="1"><draw:image xlink:href="Pictures/1000000000000B720000009B428C9716555D8079.png" xlink:type="simple" xlink:show="embed" xlink:actuate="onLoad" loext:mime-type="image/png"/></draw:frame><text:span text:style-name="T180"><text:s text:c="2"/></text:span></text:p>
      <text:p text:style-name="P83"/>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4390</meta:editing-cycles>
    <meta:creation-date>2020-11-18T15:01:00</meta:creation-date>
    <dc:date>2021-01-02T11:56:53.362348789</dc:date>
    <meta:editing-duration>P8DT11H17M38S</meta:editing-duration>
    <meta:generator>LibreOffice/6.1.5.2$Linux_X86_64 LibreOffice_project/10$Build-2</meta:generator>
    <meta:document-statistic meta:table-count="0" meta:image-count="2" meta:object-count="0" meta:page-count="12" meta:paragraph-count="189" meta:word-count="4792" meta:character-count="31908" meta:non-whitespace-character-count="27208"/>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